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92b3" officeooo:paragraph-rsid="000a92b3"/>
    </style:style>
    <style:style style:name="P2" style:family="paragraph" style:parent-style-name="Standard">
      <style:paragraph-properties fo:text-align="center" style:justify-single-word="false"/>
      <style:text-properties officeooo:rsid="000a92b3" officeooo:paragraph-rsid="000a92b3"/>
    </style:style>
    <style:style style:name="P3" style:family="paragraph" style:parent-style-name="Standard">
      <style:text-properties officeooo:rsid="000aeef0" officeooo:paragraph-rsid="000aeef0"/>
    </style:style>
    <style:style style:name="P4" style:family="paragraph" style:parent-style-name="Standard">
      <style:text-properties officeooo:rsid="000dc783" officeooo:paragraph-rsid="000dc783"/>
    </style:style>
    <style:style style:name="P5" style:family="paragraph" style:parent-style-name="Standard">
      <style:text-properties officeooo:rsid="000dc783" officeooo:paragraph-rsid="002c511d"/>
    </style:style>
    <style:style style:name="P6" style:family="paragraph" style:parent-style-name="Standard">
      <style:text-properties officeooo:paragraph-rsid="0016e634"/>
    </style:style>
    <style:style style:name="P7" style:family="paragraph" style:parent-style-name="Standard">
      <style:text-properties officeooo:paragraph-rsid="0023b502"/>
    </style:style>
    <style:style style:name="P8" style:family="paragraph" style:parent-style-name="Standard">
      <style:text-properties officeooo:rsid="0068f5a4" officeooo:paragraph-rsid="002e0eed"/>
    </style:style>
    <style:style style:name="P9" style:family="paragraph" style:parent-style-name="Standard">
      <style:text-properties officeooo:rsid="002f7735" officeooo:paragraph-rsid="002f7735"/>
    </style:style>
    <style:style style:name="P10" style:family="paragraph" style:parent-style-name="Standard">
      <style:text-properties officeooo:rsid="002f7735" officeooo:paragraph-rsid="003f5926"/>
    </style:style>
    <style:style style:name="P11" style:family="paragraph" style:parent-style-name="Standard">
      <style:text-properties officeooo:rsid="0040e6df" officeooo:paragraph-rsid="0040e6df"/>
    </style:style>
    <style:style style:name="P12" style:family="paragraph" style:parent-style-name="Standard">
      <style:text-properties fo:font-size="14pt" fo:font-weight="bold" officeooo:rsid="000aeef0" officeooo:paragraph-rsid="000aeef0" style:font-size-asian="14pt" style:font-weight-asian="bold" style:font-size-complex="14pt" style:font-weight-complex="bold"/>
    </style:style>
    <style:style style:name="P13" style:family="paragraph" style:parent-style-name="Standard">
      <style:text-properties fo:font-size="14pt" fo:font-weight="bold" officeooo:rsid="002f7735" officeooo:paragraph-rsid="002f7735" style:font-size-asian="14pt" style:font-weight-asian="bold" style:font-size-complex="14pt" style:font-weight-complex="bold"/>
    </style:style>
    <style:style style:name="P14" style:family="paragraph" style:parent-style-name="Standard">
      <style:text-properties officeooo:rsid="004312d0" officeooo:paragraph-rsid="004312d0"/>
    </style:style>
    <style:style style:name="P15" style:family="paragraph" style:parent-style-name="Standard">
      <style:paragraph-properties fo:text-align="center" style:justify-single-word="false"/>
      <style:text-properties fo:font-size="16pt" fo:font-weight="bold" officeooo:rsid="00259ae4" officeooo:paragraph-rsid="003e1420" style:font-size-asian="16pt" style:font-weight-asian="bold" style:font-size-complex="16pt" style:font-weight-complex="bold"/>
    </style:style>
    <style:style style:name="P16" style:family="paragraph" style:parent-style-name="Standard">
      <style:text-properties style:font-name="Liberation Serif" fo:font-size="12pt" officeooo:rsid="000e1293" officeooo:paragraph-rsid="000a92b3" style:font-size-asian="12pt" style:font-size-complex="12pt"/>
    </style:style>
    <style:style style:name="P17" style:family="paragraph" style:parent-style-name="Standard">
      <style:text-properties officeooo:rsid="003d1054" officeooo:paragraph-rsid="003f5926"/>
    </style:style>
    <style:style style:name="T1" style:family="text">
      <style:text-properties officeooo:rsid="000dc783"/>
    </style:style>
    <style:style style:name="T2" style:family="text">
      <style:text-properties officeooo:rsid="000a92b3"/>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0e1293" style:font-size-asian="12pt" style:font-size-complex="12pt"/>
    </style:style>
    <style:style style:name="T5" style:family="text">
      <style:text-properties style:font-name="Liberation Serif" fo:font-size="12pt" officeooo:rsid="00143184" style:font-size-asian="12pt" style:font-size-complex="12pt"/>
    </style:style>
    <style:style style:name="T6" style:family="text">
      <style:text-properties style:font-name="Liberation Serif" fo:font-size="12pt" officeooo:rsid="0015ec37" style:font-size-asian="12pt" style:font-size-complex="12pt"/>
    </style:style>
    <style:style style:name="T7" style:family="text">
      <style:text-properties style:font-name="Liberation Serif" fo:font-size="12pt" officeooo:rsid="0016e634" style:font-size-asian="12pt" style:font-size-complex="12pt"/>
    </style:style>
    <style:style style:name="T8" style:family="text">
      <style:text-properties style:font-name="Liberation Serif" fo:font-size="12pt" officeooo:rsid="00193a8d" style:font-size-asian="12pt" style:font-size-complex="12pt"/>
    </style:style>
    <style:style style:name="T9" style:family="text">
      <style:text-properties style:font-name="Liberation Serif" fo:font-size="12pt" officeooo:rsid="001a2e36" style:font-size-asian="12pt" style:font-size-complex="12pt"/>
    </style:style>
    <style:style style:name="T10" style:family="text">
      <style:text-properties style:font-name="Liberation Serif" fo:font-size="12pt" officeooo:rsid="001bdd65" style:font-size-asian="12pt" style:font-size-complex="12pt"/>
    </style:style>
    <style:style style:name="T11" style:family="text">
      <style:text-properties style:font-name="Liberation Serif" fo:font-size="12pt" officeooo:rsid="001d4e68" style:font-size-asian="12pt" style:font-size-complex="12pt"/>
    </style:style>
    <style:style style:name="T12" style:family="text">
      <style:text-properties style:font-name="Liberation Serif" fo:font-size="12pt" officeooo:rsid="002040f7" style:font-size-asian="12pt" style:font-size-complex="12pt"/>
    </style:style>
    <style:style style:name="T13" style:family="text">
      <style:text-properties style:font-name="Liberation Serif" fo:font-size="12pt" officeooo:rsid="00219c32" style:font-size-asian="12pt" style:font-size-complex="12pt"/>
    </style:style>
    <style:style style:name="T14" style:family="text">
      <style:text-properties style:font-name="Liberation Serif" fo:font-size="12pt" officeooo:rsid="00236dd9" style:font-size-asian="12pt" style:font-size-complex="12pt"/>
    </style:style>
    <style:style style:name="T15" style:family="text">
      <style:text-properties style:font-name="Liberation Serif" fo:font-size="12pt" officeooo:rsid="0023b502" style:font-size-asian="12pt" style:font-size-complex="12pt"/>
    </style:style>
    <style:style style:name="T16" style:family="text">
      <style:text-properties style:font-name="Liberation Serif" fo:font-size="12pt" officeooo:rsid="0024b4f5" style:font-size-asian="12pt" style:font-size-complex="12pt"/>
    </style:style>
    <style:style style:name="T17" style:family="text">
      <style:text-properties style:font-name="Liberation Serif" fo:font-size="12pt" officeooo:rsid="0048f521" style:font-size-asian="12pt" style:font-size-complex="12pt"/>
    </style:style>
    <style:style style:name="T18" style:family="text">
      <style:text-properties style:font-name="Liberation Serif" fo:font-size="12pt" officeooo:rsid="004a7ada" style:font-size-asian="12pt" style:font-size-complex="12pt"/>
    </style:style>
    <style:style style:name="T19" style:family="text">
      <style:text-properties officeooo:rsid="00175b6f"/>
    </style:style>
    <style:style style:name="T20" style:family="text">
      <style:text-properties officeooo:rsid="00259ae4"/>
    </style:style>
    <style:style style:name="T21" style:family="text">
      <style:text-properties officeooo:rsid="0031db98"/>
    </style:style>
    <style:style style:name="T22" style:family="text">
      <style:text-properties officeooo:rsid="0037829b"/>
    </style:style>
    <style:style style:name="T23" style:family="text">
      <style:text-properties officeooo:rsid="003d1054"/>
    </style:style>
    <style:style style:name="T24" style:family="text">
      <style:text-properties fo:font-size="14pt" fo:font-weight="bold" style:font-size-asian="14pt" style:font-weight-asian="bold" style:font-size-complex="14pt" style:font-weight-complex="bold"/>
    </style:style>
    <style:style style:name="T25" style:family="text">
      <style:text-properties officeooo:rsid="004312d0"/>
    </style:style>
    <style:style style:name="T26" style:family="text">
      <style:text-properties fo:font-weight="bold" style:font-weight-asian="bold" style:font-weight-complex="bold"/>
    </style:style>
    <style:style style:name="T27" style:family="text">
      <style:text-properties officeooo:rsid="004705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pport des réseaux de neurones à </text:p>
      <text:p text:style-name="P15">la résolution approchée de problèmes d’optimisation linéaire</text:p>
      <text:p text:style-name="P2"/>
      <text:p text:style-name="P1"/>
      <text:p text:style-name="P1"/>
      <text:p text:style-name="P12">Objectif<text:span text:style-name="T1">s</text:span></text:p>
      <text:p text:style-name="P3"><text:tab/></text:p>
      <text:p text:style-name="P6"><text:span text:style-name="T2"><text:tab/>L’objectif primaire du projet sera d’évaluer dans quelle mesure </text:span><text:span text:style-name="T5">il est </text:span><text:span text:style-name="T6">réalisable</text:span><text:span text:style-name="T5"> d’entraîner un réseau de neurones capable de </text:span><text:span text:style-name="T9">déterminer</text:span><text:span text:style-name="T8"> des solutions suffisamment précises de certains </text:span><text:span text:style-name="T5">problèmes d’optimisation linéaire</text:span><text:span text:style-name="T3">. </text:span></text:p>
      <text:p text:style-name="P7"><text:span text:style-name="T4"><text:tab/></text:span><text:span text:style-name="T7">Alors qu’i</text:span><text:span text:style-name="T4">l s’agi</text:span><text:span text:style-name="T7">ra</text:span><text:span text:style-name="T4"> donc tout d’abord d’une étude de faisabilité, </text:span><text:span text:style-name="T10">le groupe se proposer</text:span><text:span text:style-name="T12">a</text:span><text:span text:style-name="T10"> </text:span><text:span text:style-name="T15">en second lieu </text:span><text:span text:style-name="T10">de fournir un tel réseau</text:span><text:span text:style-name="T14">, </text:span><text:span text:style-name="T15">à condition que le premier objectif soit atteint</text:span><text:span text:style-name="T10">. </text:span></text:p>
      <text:p text:style-name="P7"><text:span text:style-name="T10"><text:tab/></text:span><text:span text:style-name="T11">Enfin, </text:span><text:span text:style-name="T17">le groupe avancera dans son </text:span><text:span text:style-name="T18">étude</text:span><text:span text:style-name="T17"> en élaborant progressivement </text:span><text:span text:style-name="T12">une interface conviviale </text:span><text:span text:style-name="T13">permettant l’entraînement automatique d’un réseau de neurones adapté à </text:span><text:span text:style-name="T15">un problème d’optimisation linéaire fourni en entrée</text:span><text:span text:style-name="T16">. </text:span></text:p>
      <text:p text:style-name="P16"/>
      <text:p text:style-name="P1"/>
      <text:p text:style-name="P4"><text:span text:style-name="T24">Situation de départ</text:span> </text:p>
      <text:p text:style-name="P4"/>
      <text:p text:style-name="P4"><text:tab/>Le projet s’inscrit dans la continuité d<text:span text:style-name="T20">u</text:span> travail « <text:span text:style-name="T20">Apport du machine learning pour la résolution approchée de problèmes d’optimisation linéaire », </text:span>effectué <text:span text:style-name="T19">par Eulalie Creusé, Étienne Maeght, Yiming Qin, Arthur Schichl et Kunhao Zheng. </text:span></text:p>
      <text:p text:style-name="P5"><text:tab/><text:span text:style-name="T21">Celui-ci s’achève sur plusieurs résultats très encourageants concernant des problèmes d’optimisation linéaire de petite dimension. Cependant, l’étude met en évidence deux difficultés majeures qui apparaissent lorsque la taille du réseau et le nombre de problèmes croit, soient la perte de régularité des fonctions coûts des réseaux (en particulier l’apparition de minima locaux non optimaux) et l’augmentation rapide du temps de calcul.</text:span></text:p>
      <text:p text:style-name="P8"><text:tab/></text:p>
      <text:p text:style-name="P4"/>
      <text:p text:style-name="P13">Démarche <text:span text:style-name="T22">détaillée</text:span></text:p>
      <text:p text:style-name="P9"/>
      <text:p text:style-name="P10"><text:tab/><text:span text:style-name="T23">Le groupe cherchera à atteindre ses objectifs en surmontant les difficultés évoquées précédemment. </text:span></text:p>
      <text:p text:style-name="P17"><text:tab/>Sa première priorité sera de réfléchir à des moyens d’échapper à des minima locaux non optimaux de la fonction coût, notamment en réfléchissant à de nouvelles manières <text:span text:style-name="T27">de</text:span> faire varier la learning rate au cours des époques de l’entraînement. </text:p>
      <text:p text:style-name="P10"><text:tab/><text:span text:style-name="T25">Après quelques semaines, on procédera à une évaluation approfondie des résultats obtenus afin de définir les voies pour la suite et discuter la pertinence d’une priorisation de la diminution du temps de calcul des codes par plusieurs approches.</text:span></text:p>
      <text:p text:style-name="P10"><text:tab/></text:p>
      <text:p text:style-name="P14">La démarche détaillé est présentée dans le <text:span text:style-name="T26">document en annexe</text:span>. </text:p>
      <text:p text:style-name="P11"/>
      <text:p text:style-name="P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2T11:49:22.848000000</meta:creation-date>
    <dc:date>2020-06-05T09:56:38.649000000</dc:date>
    <meta:editing-duration>PT4H10M51S</meta:editing-duration>
    <meta:editing-cycles>54</meta:editing-cycles>
    <meta:generator>LibreOffice/5.3.5.2$Windows_x86 LibreOffice_project/50d9bf2b0a79cdb85a3814b592608037a682059d</meta:generator>
    <meta:document-statistic meta:table-count="0" meta:image-count="0" meta:object-count="0" meta:page-count="1" meta:paragraph-count="18" meta:word-count="303" meta:character-count="2093" meta:non-whitespace-character-count="1783"/>
  </office:meta>
</office:document-meta>
</file>